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6B69D9DEF46C4AB.png" manifest:media-type="image/png"/>
  <manifest:file-entry manifest:full-path="Pictures/100005810000031A0000031A90A9BB170713D465.svg" manifest:media-type="image/svg+xml"/>
  <manifest:file-entry manifest:full-path="Pictures/100000010000001E0000001E87F33BC73461A0E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b36b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f9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style:use-window-font-color="true" loext:opacity="0%" style:font-name="Liberation Sans" officeooo:rsid="047da547"/>
    </style:style>
    <style:style style:name="T2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officeooo:rsid="04473353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officeooo:rsid="0aace3cd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officeooo:rsid="0f0ca65a"/>
    </style:style>
    <style:style style:name="T324" style:family="text">
      <style:text-properties officeooo:rsid="0f8f58bd"/>
    </style:style>
    <style:style style:name="T325" style:family="text">
      <style:text-properties officeooo:rsid="0f95a7a0"/>
    </style:style>
    <style:style style:name="T326" style:family="text">
      <style:text-properties style:text-underline-style="none"/>
    </style:style>
    <style:style style:name="T327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8">LTS staat voor Long-Term Support, </text:span><text:span text:style-name="T309">langetermijnondersteuning, </text:span><text:span text:style-name="T308">en deze </text:span><text:span text:style-name="Strong_20_Emphasis"><text:span text:style-name="T315"><text:user-field-get text:name="Distro">Ubuntu</text:user-field-get></text:span></text:span><text:span text:style-name="T310"><text:s/></text:span><text:span text:style-name="T316"><text:user-field-get text:name="Version">22.04</text:user-field-get></text:span><text:span text:style-name="T316"><text:s/></text:span><text:span text:style-name="T317">LTS</text:span><text:span text:style-name="T316"> </text:span><text:span text:style-name="Strong_20_Emphasis"><text:span text:style-name="T318"><text:user-field-get text:name="Edition">Desktop</text:user-field-get></text:span></text:span><text:span text:style-name="T308"><text:s/>(codenaam jammy) van april</text:span><text:span text:style-name="T311"> </text:span><text:span text:style-name="Strong_20_Emphasis"><text:span text:style-name="T319"><text:user-field-get style:data-style-name="N0" text:name="Releaseyear">2022</text:user-field-get></text:span></text:span><text:span text:style-name="T312"><text:s/></text:span><text:span text:style-name="T308">wordt gedurende 5 jaar ondersteund tot april 2027, en met een Ubuntu </text:span><text:span text:style-name="T313">P</text:span><text:span text:style-name="T308">ro-abonnement (gratis voor persoonlijk gebruik) gedurende 1</text:span><text:span text:style-name="T314">0</text:span><text:span text:style-name="T308"> jaar tot april 203</text:span><text:span text:style-name="T314">2</text:span><text:span text:style-name="T308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3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7">zie </text:span><text:span text:style-name="T301">[</text:span><text:span text:style-name="T267">toelichting</text:span><text:span text:style-name="T301">]</text:span><text:span text:style-name="T18">:</text:span></text:p>
      <text:p text:style-name="P3"><text:span text:style-name="Definition"><text:span text:style-name="T25">GEBRUIKER</text:span></text:span><text:span text:style-name="T275"><text:tab/><text:tab/></text:span><text:span text:style-name="T300"> <text:tab/><text:tab/></text:span><text:span text:style-name="T276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, bijv. </text:span><text:span text:style-name="T271">J</text:span><text:span text:style-name="T298">a</text:span><text:span text:style-name="T271">n </text:span><text:span text:style-name="T298">Jansen</text:span><text:span text:style-name="T299">]</text:span></text:p>
      <text:p text:style-name="P91"><text:span text:style-name="Definition"><text:span text:style-name="T269">g</text:span></text:span><text:span text:style-name="Definition">ebruikersnaam</text:span><text:span text:style-name="Definition"><text:span text:style-name="T326"><text:tab/></text:span></text:span><text:span text:style-name="T268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8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9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4">[</text:span><text:span text:style-name="T285">N</text:span><text:span text:style-name="T280">aam van de compute</text:span><text:span text:style-name="T281">r, </text:span><text:span text:style-name="T282">bijv. </text:span><text:span text:style-name="T283">pc02</text:span><text:span text:style-name="T284">]</text:span></text:p>
      <text:p text:style-name="P3"><text:span text:style-name="Definition"><text:span text:style-name="T287">GEBRUIKER</text:span></text:span><text:span text:style-name="Definition"><text:span text:style-name="T292"><text:tab/></text:span></text:span><text:span text:style-name="T286"><text:tab/></text:span><text:span text:style-name="T300"> <text:tab/><text:tab/></text:span><text:span text:style-name="T276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 </text:span><text:span text:style-name="T274">evt. 2</text:span><text:span text:style-name="T302">e</text:span><text:span text:style-name="T272"> gebruiker</text:span><text:span text:style-name="T273">]</text:span></text:p>
      <text:p text:style-name="P91"><text:span text:style-name="Definition"><text:span text:style-name="T287">GEBRUIKERSN</text:span></text:span><text:span text:style-name="Definition"><text:span text:style-name="T288">aa</text:span></text:span><text:span text:style-name="Definition"><text:span text:style-name="T287">M</text:span></text:span><text:span text:style-name="Definition"><text:span text:style-name="T292"><text:tab/></text:span></text:span><text:span text:style-name="T268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8"><text:tab/> <text:s text:c="2"/></text:span><text:span text:style-name="T290">[</text:span><text:span text:style-name="T291">K</text:span><text:span text:style-name="T289">orte naam</text:span><text:span text:style-name="T293"> </text:span><text:span text:style-name="T294">e</text:span><text:span text:style-name="T295">vt. 2</text:span><text:span text:style-name="T303">e</text:span><text:span text:style-name="T295"> </text:span><text:span text:style-name="T296">gebruiker</text:span><text:span text:style-name="T297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1326727797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1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7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54110665294086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4">Vanaf ee</text:span>n <text:span text:style-name="T325">L</text:span>ive <text:span text:style-name="T324">USB</text:span><text:span text:style-name="T307">-stick</text:span><text:span text:style-name="T23"> </text:span>kunt <text:span text:style-name="T304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6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5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54109561429729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5411066305426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2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6">Karel Zimmer</text:span></text:span></text:a><text:span text:style-name="Emphasis"><text:span text:style-name="T262">,</text:span></text:span><text:span text:style-name="Emphasis"><text:span text:style-name="T261"> </text:span></text:span><text:a xlink:type="simple" xlink:href="https://creativecommons.org/publicdomain/zero/1.0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3"> 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7F33BC73461A0E8.png" xlink:type="simple" xlink:show="embed" xlink:actuate="onLoad" draw:mime-type="image/png"/></draw:frame></draw:a></text:span></text:span><text:span text:style-name="Emphasis"><text:span text:style-name="T32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16B69D9DEF46C4AB.png" xlink:type="simple" xlink:show="embed" xlink:actuate="onLoad" draw:mime-type="image/png"/></draw:frame></draw:a></text:span></text:span><text:span text:style-name="Emphasis"><text:span text:style-name="T32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30T15:41:08.942161160">30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41:08.814606347</dc:date>
    <meta:keyword>Installatie</meta:keyword>
    <meta:keyword>Checklist</meta:keyword>
    <meta:keyword>Linux</meta:keyword>
    <meta:editing-cycles>6847</meta:editing-cycles>
    <meta:editing-duration>P12DT3H50M52S</meta:editing-duration>
    <dc:creator>Karel Zimmer</dc:creator>
    <meta:document-statistic meta:table-count="4" meta:image-count="2" meta:object-count="0" meta:page-count="4" meta:paragraph-count="95" meta:word-count="632" meta:character-count="4411" meta:non-whitespace-character-count="3820"/>
    <meta:user-defined meta:name="Info 1"/>
    <meta:user-defined meta:name="Info 2"/>
    <meta:user-defined meta:name="Info 3"/>
    <meta:user-defined meta:name="Info 4"/>
  </office:meta>
</office:document-meta>
</file>